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marker-start="Arrow" draw:marker-end="Arrow" draw:textarea-vertical-align="middl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13cm" fo:min-width="3.0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marker-start="Arrow" draw:textarea-vertical-align="middle"/>
    </style:style>
    <style:style style:name="gr7" style:family="graphic" style:parent-style-name="standard">
      <style:graphic-properties svg:stroke-color="#ff420e" draw:marker-start="Arrow" draw:marker-start-width="0.2cm" draw:marker-end="Arrow" draw:marker-end-width="0.2cm" draw:textarea-vertical-align="middle"/>
    </style:style>
    <style:style style:name="gr8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7.252cm" fo:min-width="0.20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6cm" svg:height="1.3cm" svg:x="9.7cm" svg:y="9.9cm" draw:kind="arc" draw:start-angle="313.47" draw:end-angle="245.95">
          <text:p/>
        </draw:ellipse>
        <draw:custom-shape draw:style-name="gr2" draw:text-style-name="P2" draw:layer="layout" svg:width="3.5cm" svg:height="0.9cm" svg:x="10.9cm" svg:y="10.1cm">
          <text:p/>
          <draw:enhanced-geometry svg:viewBox="0 0 88 21600" draw:glue-points="44 ?f6 44 0 0 10800 44 21600 88 10800" draw:text-areas="0 ?f6 88 ?f3" draw:type="can" draw:modifiers="9757.15871254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5.4cm" svg:y1="2.9cm" svg:x2="5.4cm" svg:y2="5.2cm">
          <text:p/>
        </draw:line>
        <draw:line draw:style-name="gr3" draw:text-style-name="P3" draw:layer="layout" svg:x1="5.4cm" svg:y1="2.9cm" svg:x2="7cm" svg:y2="6cm">
          <text:p/>
        </draw:line>
        <dr3d:scene draw:style-name="gr4" svg:width="1.6cm" svg:height="1.6cm" svg:x="6.5cm" svg:y="5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ellipse draw:style-name="gr6" draw:text-style-name="P1" draw:layer="layout" svg:width="0.88cm" svg:height="1.104cm" draw:transform="rotate (-3.14159265358979) translate (6.11cm 4.839cm)" draw:kind="arc" draw:start-angle="52.21" draw:end-angle="178.71">
          <text:p/>
        </draw:ellipse>
        <draw:line draw:style-name="gr3" draw:text-style-name="P3" draw:layer="layout" svg:x1="5.401cm" svg:y1="5.024cm" svg:x2="3.899cm" svg:y2="5.077cm">
          <text:p/>
        </draw:line>
        <draw:line draw:style-name="gr7" draw:text-style-name="P1" draw:layer="layout" svg:x1="5.3cm" svg:y1="1.9cm" svg:x2="12.7cm" svg:y2="1.8cm">
          <text:p/>
        </draw:line>
        <draw:line draw:style-name="gr8" draw:text-style-name="P1" draw:layer="layout" svg:x1="5.9cm" svg:y1="3cm" svg:x2="7.4cm" svg:y2="5.8cm">
          <text:p/>
        </draw:line>
        <draw:frame draw:style-name="gr9" draw:text-style-name="P1" draw:layer="layout" svg:width="0.5cm" svg:height="0.47cm" svg:x="8.8cm" svg:y="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1.999cm" svg:height="0.999cm" svg:x="10.501cm" svg:y="11.1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0.466cm" svg:height="0.47cm" svg:x="6.8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0.428cm" svg:height="0.33cm" svg:x="5.5cm" svg:y="4.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" draw:layer="layout" svg:width="0.516cm" svg:height="0.369cm" svg:x="4.584cm" svg:y="5.6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" draw:text-style-name="P2" draw:layer="layout" svg:width="0.7cm" svg:height="7.8cm" svg:x="12.3cm" svg:y="2.6cm">
          <text:p/>
          <draw:enhanced-geometry svg:viewBox="0 0 88 21600" draw:glue-points="44 ?f6 44 0 0 10800 44 21600 88 10800" draw:text-areas="0 ?f6 88 ?f3" draw:mirror-horizontal="false" draw:mirror-vertical="false" draw:type="can" draw:modifiers="553.775157031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" draw:layer="layout" svg:width="0.673cm" svg:height="1.632cm" svg:x="12.3cm" svg:y="5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0" draw:text-style-name="P2" draw:layer="layout" svg:width="0.7cm" svg:height="7.8cm" draw:transform="rotate (1.58824961931484) translate (5.301cm 2.924cm)">
          <text:p/>
          <draw:enhanced-geometry svg:viewBox="0 0 88 21600" draw:glue-points="44 ?f6 44 0 0 10800 44 21600 88 10800" draw:text-areas="0 ?f6 88 ?f3" draw:mirror-horizontal="false" draw:mirror-vertical="false" draw:type="can" draw:modifiers="661.7613126522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draw:layer="layout" svg:width="1.843cm" svg:height="0.53cm" draw:transform="rotate (0.0174532925199433) translate (8.748cm 2.23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0.577cm" svg:height="0.53cm" svg:x="12.4cm" svg:y="10.4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4" draw:layer="layout" svg:width="0.611cm" svg:height="0.47cm" draw:transform="rotate (0.0174532925199433) translate (7cm 6.37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ellipse draw:style-name="gr6" draw:text-style-name="P1" draw:layer="layout" svg:width="1.639cm" svg:height="1cm" svg:x="4.5cm" svg:y="4.617cm" draw:kind="arc" draw:start-angle="172.34" draw:end-angle="342.3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0:01:12.147748296</meta:creation-date>
    <dc:date>2018-03-19T21:11:44.915054559</dc:date>
    <meta:editing-duration>PT29M16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/content.xml><?xml version="1.0" encoding="utf-8"?>
<math xmlns="http://www.w3.org/1998/Math/MathML" display="block">
  <semantics>
    <mi mathvariant="normal">ψ</mi>
    <annotation encoding="StarMath 5.0">%psi</annotation>
  </semantics>
</math>
</file>

<file path=Object 6/content.xml><?xml version="1.0" encoding="utf-8"?>
<math xmlns="http://www.w3.org/1998/Math/MathML" display="block">
  <semantics>
    <mtable>
      <mtr>
        <mtd>
          <msub>
            <mi>K</mi>
            <mn>1</mn>
          </msub>
        </mtd>
      </mtr>
      <mtr>
        <mtd>
          <msub>
            <mi>B</mi>
            <mn>1</mn>
          </msub>
        </mtd>
      </mtr>
      <mtr>
        <mtd>
          <msub>
            <mi>J</mi>
            <mn>1</mn>
          </msub>
        </mtd>
      </mtr>
    </mtable>
    <annotation encoding="StarMath 5.0">K_1 newline B_1 newline J_1</annotation>
  </semantics>
</math>
</file>

<file path=Object 7/content.xml><?xml version="1.0" encoding="utf-8"?>
<math xmlns="http://www.w3.org/1998/Math/MathML" display="block">
  <semantics>
    <mrow>
      <msub>
        <mi>K</mi>
        <mn>2</mn>
      </msub>
      <mi>,</mi>
      <msub>
        <mi>B</mi>
        <mn>2</mn>
      </msub>
      <mi>,</mi>
      <msub>
        <mi>J</mi>
        <mn>2</mn>
      </msub>
    </mrow>
    <annotation encoding="StarMath 5.0">K_2 , B_2 , J_2</annotation>
  </semantics>
</math>
</file>

<file path=Object 8/content.xml><?xml version="1.0" encoding="utf-8"?>
<math xmlns="http://www.w3.org/1998/Math/MathML" display="block">
  <semantics>
    <msub>
      <mi>J</mi>
      <mn>3</mn>
    </msub>
    <annotation encoding="StarMath 5.0">J_3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